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759ee2bb0" style:family="table" style:master-page-name="ta-mp-0x7fc759ee2bb0">
      <style:table-properties table:display="true" style:writing-mode="lr-tb"/>
    </style:style>
    <style:style style:name="ta-0x7fc759ee2da0" style:family="table" style:master-page-name="ta-mp-0x7fc759ee2da0">
      <style:table-properties table:display="true" style:writing-mode="lr-tb"/>
    </style:style>
    <style:style style:name="ta-0x7fc75b51e040" style:family="table" style:master-page-name="ta-mp-0x7fc75b51e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759efdee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e00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3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3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4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d5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7.50pt" style:use-optimal-column-width="true"/>
    </style:style>
    <style:style style:name="ACOL-2" style:family="table-column">
      <style:table-column-properties style:column-width="52.50pt" style:use-optimal-column-width="true"/>
    </style:style>
    <style:style style:name="ACOL-3" style:family="table-column">
      <style:table-column-properties style:column-width="41.25pt" style:use-optimal-column-width="true"/>
    </style:style>
    <style:style style:name="ACOL-4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c759ee2bb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53"/>
        <table:table-row table:style-name="AROW-1">
          <table:table-cell table:style-name="ACE-0x7fc759efdee0" office:value-type="string">
            <text:p>titre</text:p>
          </table:table-cell>
          <table:table-cell table:style-name="ACE-0x7fc759efdee0" office:value-type="string">
            <text:p>nom</text:p>
          </table:table-cell>
          <table:table-cell table:style-name="ACE-0x7fc759efdee0" office:value-type="string">
            <text:p>prénom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Gran Torino</text:p>
          </table:table-cell>
          <table:table-cell table:style-name="ACE-0x7fc759efe008" office:value-type="string">
            <text:p>Eastwood</text:p>
          </table:table-cell>
          <table:table-cell table:style-name="ACE-0x7fc759efe008" office:value-type="string">
            <text:p>Clint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The good, the Bad and the Ugly</text:p>
          </table:table-cell>
          <table:table-cell table:style-name="Gnumeric-default" office:value-type="string">
            <text:p>Leone</text:p>
          </table:table-cell>
          <table:table-cell table:style-name="Gnumeric-default" office:value-type="string">
            <text:p>Sergio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Study in Pink</text:p>
          </table:table-cell>
          <table:table-cell table:style-name="ACE-0x7fc759efe008" office:value-type="string">
            <text:p>McGuigan</text:p>
          </table:table-cell>
          <table:table-cell table:style-name="ACE-0x7fc759efe008" office:value-type="string">
            <text:p>Paul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Schlindler's List</text:p>
          </table:table-cell>
          <table:table-cell table:style-name="Gnumeric-default" office:value-type="string">
            <text:p>Spielberg</text:p>
          </table:table-cell>
          <table:table-cell table:style-name="Gnumeric-default" office:value-type="string">
            <text:p>Steven</text:p>
          </table:table-cell>
          <table:table-cell table:number-columns-repeated="253" table:style-name="Gnumeric-default"/>
        </table:table-row>
        <table:table-row table:style-name="AROW-1">
          <table:table-cell table:style-name="ACE-0x7fc759efe008" office:value-type="string">
            <text:p>Dr Strangelove</text:p>
          </table:table-cell>
          <table:table-cell table:style-name="ACE-0x7fc759efe008" office:value-type="string">
            <text:p>Kubrick</text:p>
          </table:table-cell>
          <table:table-cell table:style-name="ACE-0x7fc759efe008" office:value-type="string">
            <text:p>Stanley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Invictus </text:p>
          </table:table-cell>
          <table:table-cell table:style-name="ACE-0x7fc759efc320" office:value-type="string">
            <text:p>Eastwood</text:p>
          </table:table-cell>
          <table:table-cell table:style-name="ACE-0x7fc759efc320" office:value-type="string">
            <text:p>Clint</text:p>
          </table:table-cell>
          <table:table-cell table:number-columns-repeated="253" table:style-name="Gnumeric-default"/>
        </table:table-row>
        <table:table-row table:style-name="AROW-1">
          <table:table-cell table:number-columns-repeated="256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5" gnm:cursor-row="9">
          <gnm:selection gnm:start-col="5" gnm:start-row="9" gnm:end-col="5" gnm:end-row="9"/>
        </gnm:selections>
      </table:table>
      <table:table table:name="Feuille2" table:style-name="ta-0x7fc759ee2da0" table:print="true">
        <office:forms form:automatic-focus="false" form:apply-design-mode="false">
          <form:form/>
        </office:forms>
        <table:table-column table:default-cell-style-name="ACE-0x7fc759efd478" table:style-name="ACOL-0"/>
        <table:table-column table:default-cell-style-name="ACE-0x7fc759efd47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c75b51e040" table:print="true">
        <office:forms form:automatic-focus="false" form:apply-design-mode="false">
          <form:form/>
        </office:forms>
        <table:table-column table:default-cell-style-name="ACE-0x7fc759efd5a0" table:style-name="ACOL-0"/>
        <table:table-column table:default-cell-style-name="ACE-0x7fc759efd5a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75a07a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9e9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aa2c8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759ee2bb0" style:display-name="Feuille1" style:page-layout-name="pl-0x7fc75a07a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da0" style:display-name="Feuille2" style:page-layout-name="pl-0x7fc75a9e9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b51e040" style:display-name="Feuille3" style:page-layout-name="pl-0x7fc75aa2c8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31:00Z</dc:date>
    <meta:creation-date>2016-03-23T14:15:42Z</meta:creation-date>
    <meta:generator>gnumeric/1.12.9</meta:generator>
  </office:meta>
</office:document-meta>
</file>